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ileron" svg:font-family="Aileron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31_." style:list-style-name=""/>
    <style:style style:name="P2" style:family="paragraph" style:parent-style-name="_31_.">
      <style:paragraph-properties fo:margin-left="0.4cm" fo:margin-right="0cm" fo:text-indent="0cm" style:auto-text-indent="false"/>
    </style:style>
    <style:style style:name="P3" style:family="paragraph" style:parent-style-name="_31_." style:list-style-name="L15">
      <style:paragraph-properties fo:margin-left="0.4cm" fo:margin-right="0cm" fo:text-indent="0cm" style:auto-text-indent="false"/>
    </style:style>
    <style:style style:name="P4" style:family="paragraph" style:parent-style-name="texte" style:list-style-name="L2"/>
    <style:style style:name="P5" style:family="paragraph" style:parent-style-name="texte" style:list-style-name="L15"/>
    <style:style style:name="P6" style:family="paragraph" style:parent-style-name="texte" style:list-style-name="L16"/>
    <style:style style:name="P7" style:family="paragraph" style:parent-style-name="texte" style:list-style-name="L17"/>
    <style:style style:name="P8" style:family="paragraph" style:parent-style-name="texte" style:list-style-name="L19"/>
    <style:style style:name="P9" style:family="paragraph" style:parent-style-name="texte" style:list-style-name="L20"/>
    <style:style style:name="P10" style:family="paragraph" style:parent-style-name="texte" style:list-style-name="L21"/>
    <style:style style:name="P11" style:family="paragraph" style:parent-style-name="Text_20_body">
      <style:paragraph-properties fo:margin-top="0cm" fo:margin-bottom="0cm" fo:text-align="center" style:justify-single-word="false"/>
      <style:text-properties fo:color="#336699" style:font-name="Calibri Light1" fo:font-size="16pt" fo:font-weight="normal" style:font-size-asian="16pt" style:font-weight-asian="normal" style:font-size-complex="16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34cm" fo:text-indent="-0.635cm" fo:margin-left="1.43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69cm" fo:text-indent="-0.635cm" fo:margin-left="2.06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4cm" fo:text-indent="-0.635cm" fo:margin-left="2.70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9cm" fo:text-indent="-0.635cm" fo:margin-left="3.33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4cm" fo:text-indent="-0.635cm" fo:margin-left="3.97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9cm" fo:text-indent="-0.635cm" fo:margin-left="4.60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4cm" fo:text-indent="-0.635cm" fo:margin-left="5.24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9cm" fo:text-indent="-0.635cm" fo:margin-left="5.87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4cm" fo:text-indent="-0.635cm" fo:margin-left="6.51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9cm" fo:text-indent="-0.635cm" fo:margin-left="7.149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34cm" fo:text-indent="-0.635cm" fo:margin-left="1.43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69cm" fo:text-indent="-0.635cm" fo:margin-left="2.06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4cm" fo:text-indent="-0.635cm" fo:margin-left="2.70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9cm" fo:text-indent="-0.635cm" fo:margin-left="3.33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4cm" fo:text-indent="-0.635cm" fo:margin-left="3.97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9cm" fo:text-indent="-0.635cm" fo:margin-left="4.60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4cm" fo:text-indent="-0.635cm" fo:margin-left="5.24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9cm" fo:text-indent="-0.635cm" fo:margin-left="5.87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4cm" fo:text-indent="-0.635cm" fo:margin-left="6.51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9cm" fo:text-indent="-0.635cm" fo:margin-left="7.149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34cm" fo:text-indent="-0.635cm" fo:margin-left="1.43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69cm" fo:text-indent="-0.635cm" fo:margin-left="2.06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4cm" fo:text-indent="-0.635cm" fo:margin-left="2.70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9cm" fo:text-indent="-0.635cm" fo:margin-left="3.33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4cm" fo:text-indent="-0.635cm" fo:margin-left="3.97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9cm" fo:text-indent="-0.635cm" fo:margin-left="4.60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4cm" fo:text-indent="-0.635cm" fo:margin-left="5.24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9cm" fo:text-indent="-0.635cm" fo:margin-left="5.87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4cm" fo:text-indent="-0.635cm" fo:margin-left="6.51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9cm" fo:text-indent="-0.635cm" fo:margin-left="7.149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34cm" fo:text-indent="-0.635cm" fo:margin-left="1.43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69cm" fo:text-indent="-0.635cm" fo:margin-left="2.06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4cm" fo:text-indent="-0.635cm" fo:margin-left="2.70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9cm" fo:text-indent="-0.635cm" fo:margin-left="3.33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4cm" fo:text-indent="-0.635cm" fo:margin-left="3.97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9cm" fo:text-indent="-0.635cm" fo:margin-left="4.60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4cm" fo:text-indent="-0.635cm" fo:margin-left="5.24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9cm" fo:text-indent="-0.635cm" fo:margin-left="5.87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4cm" fo:text-indent="-0.635cm" fo:margin-left="6.51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9cm" fo:text-indent="-0.635cm" fo:margin-left="7.149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34cm" fo:text-indent="-0.635cm" fo:margin-left="1.43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69cm" fo:text-indent="-0.635cm" fo:margin-left="2.06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4cm" fo:text-indent="-0.635cm" fo:margin-left="2.70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9cm" fo:text-indent="-0.635cm" fo:margin-left="3.33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4cm" fo:text-indent="-0.635cm" fo:margin-left="3.97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9cm" fo:text-indent="-0.635cm" fo:margin-left="4.60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4cm" fo:text-indent="-0.635cm" fo:margin-left="5.24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9cm" fo:text-indent="-0.635cm" fo:margin-left="5.87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4cm" fo:text-indent="-0.635cm" fo:margin-left="6.51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9cm" fo:text-indent="-0.635cm" fo:margin-left="7.149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34cm" fo:text-indent="-0.635cm" fo:margin-left="1.43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69cm" fo:text-indent="-0.635cm" fo:margin-left="2.06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4cm" fo:text-indent="-0.635cm" fo:margin-left="2.70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9cm" fo:text-indent="-0.635cm" fo:margin-left="3.33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4cm" fo:text-indent="-0.635cm" fo:margin-left="3.97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9cm" fo:text-indent="-0.635cm" fo:margin-left="4.60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4cm" fo:text-indent="-0.635cm" fo:margin-left="5.24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9cm" fo:text-indent="-0.635cm" fo:margin-left="5.87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4cm" fo:text-indent="-0.635cm" fo:margin-left="6.51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9cm" fo:text-indent="-0.635cm" fo:margin-left="7.149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34cm" fo:text-indent="-0.635cm" fo:margin-left="1.43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69cm" fo:text-indent="-0.635cm" fo:margin-left="2.06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4cm" fo:text-indent="-0.635cm" fo:margin-left="2.70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9cm" fo:text-indent="-0.635cm" fo:margin-left="3.33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4cm" fo:text-indent="-0.635cm" fo:margin-left="3.97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9cm" fo:text-indent="-0.635cm" fo:margin-left="4.60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4cm" fo:text-indent="-0.635cm" fo:margin-left="5.24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9cm" fo:text-indent="-0.635cm" fo:margin-left="5.87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4cm" fo:text-indent="-0.635cm" fo:margin-left="6.51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9cm" fo:text-indent="-0.635cm" fo:margin-left="7.149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34cm" fo:text-indent="-0.635cm" fo:margin-left="1.43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69cm" fo:text-indent="-0.635cm" fo:margin-left="2.06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4cm" fo:text-indent="-0.635cm" fo:margin-left="2.70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9cm" fo:text-indent="-0.635cm" fo:margin-left="3.33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4cm" fo:text-indent="-0.635cm" fo:margin-left="3.97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9cm" fo:text-indent="-0.635cm" fo:margin-left="4.60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4cm" fo:text-indent="-0.635cm" fo:margin-left="5.24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9cm" fo:text-indent="-0.635cm" fo:margin-left="5.87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4cm" fo:text-indent="-0.635cm" fo:margin-left="6.51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9cm" fo:text-indent="-0.635cm" fo:margin-left="7.149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34cm" fo:text-indent="-0.635cm" fo:margin-left="1.43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69cm" fo:text-indent="-0.635cm" fo:margin-left="2.06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4cm" fo:text-indent="-0.635cm" fo:margin-left="2.70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9cm" fo:text-indent="-0.635cm" fo:margin-left="3.33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4cm" fo:text-indent="-0.635cm" fo:margin-left="3.97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9cm" fo:text-indent="-0.635cm" fo:margin-left="4.60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4cm" fo:text-indent="-0.635cm" fo:margin-left="5.24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9cm" fo:text-indent="-0.635cm" fo:margin-left="5.87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4cm" fo:text-indent="-0.635cm" fo:margin-left="6.51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9cm" fo:text-indent="-0.635cm" fo:margin-left="7.149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34cm" fo:text-indent="-0.635cm" fo:margin-left="1.43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69cm" fo:text-indent="-0.635cm" fo:margin-left="2.06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4cm" fo:text-indent="-0.635cm" fo:margin-left="2.70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9cm" fo:text-indent="-0.635cm" fo:margin-left="3.33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4cm" fo:text-indent="-0.635cm" fo:margin-left="3.97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9cm" fo:text-indent="-0.635cm" fo:margin-left="4.60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4cm" fo:text-indent="-0.635cm" fo:margin-left="5.24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9cm" fo:text-indent="-0.635cm" fo:margin-left="5.87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4cm" fo:text-indent="-0.635cm" fo:margin-left="6.51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9cm" fo:text-indent="-0.635cm" fo:margin-left="7.149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34cm" fo:text-indent="-0.635cm" fo:margin-left="1.43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69cm" fo:text-indent="-0.635cm" fo:margin-left="2.06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4cm" fo:text-indent="-0.635cm" fo:margin-left="2.70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9cm" fo:text-indent="-0.635cm" fo:margin-left="3.33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4cm" fo:text-indent="-0.635cm" fo:margin-left="3.97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9cm" fo:text-indent="-0.635cm" fo:margin-left="4.60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4cm" fo:text-indent="-0.635cm" fo:margin-left="5.24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9cm" fo:text-indent="-0.635cm" fo:margin-left="5.87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4cm" fo:text-indent="-0.635cm" fo:margin-left="6.51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9cm" fo:text-indent="-0.635cm" fo:margin-left="7.149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34cm" fo:text-indent="-0.635cm" fo:margin-left="1.43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69cm" fo:text-indent="-0.635cm" fo:margin-left="2.06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4cm" fo:text-indent="-0.635cm" fo:margin-left="2.70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9cm" fo:text-indent="-0.635cm" fo:margin-left="3.33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4cm" fo:text-indent="-0.635cm" fo:margin-left="3.97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9cm" fo:text-indent="-0.635cm" fo:margin-left="4.60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4cm" fo:text-indent="-0.635cm" fo:margin-left="5.24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9cm" fo:text-indent="-0.635cm" fo:margin-left="5.87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4cm" fo:text-indent="-0.635cm" fo:margin-left="6.51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9cm" fo:text-indent="-0.635cm" fo:margin-left="7.149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34cm" fo:text-indent="-0.635cm" fo:margin-left="1.43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69cm" fo:text-indent="-0.635cm" fo:margin-left="2.06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4cm" fo:text-indent="-0.635cm" fo:margin-left="2.70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9cm" fo:text-indent="-0.635cm" fo:margin-left="3.33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4cm" fo:text-indent="-0.635cm" fo:margin-left="3.97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9cm" fo:text-indent="-0.635cm" fo:margin-left="4.60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4cm" fo:text-indent="-0.635cm" fo:margin-left="5.24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9cm" fo:text-indent="-0.635cm" fo:margin-left="5.87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4cm" fo:text-indent="-0.635cm" fo:margin-left="6.51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9cm" fo:text-indent="-0.635cm" fo:margin-left="7.149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34cm" fo:text-indent="-0.635cm" fo:margin-left="1.43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69cm" fo:text-indent="-0.635cm" fo:margin-left="2.06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4cm" fo:text-indent="-0.635cm" fo:margin-left="2.70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9cm" fo:text-indent="-0.635cm" fo:margin-left="3.33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4cm" fo:text-indent="-0.635cm" fo:margin-left="3.97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9cm" fo:text-indent="-0.635cm" fo:margin-left="4.60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4cm" fo:text-indent="-0.635cm" fo:margin-left="5.24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9cm" fo:text-indent="-0.635cm" fo:margin-left="5.87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4cm" fo:text-indent="-0.635cm" fo:margin-left="6.51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9cm" fo:text-indent="-0.635cm" fo:margin-left="7.149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34cm" fo:text-indent="-0.635cm" fo:margin-left="1.43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69cm" fo:text-indent="-0.635cm" fo:margin-left="2.06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4cm" fo:text-indent="-0.635cm" fo:margin-left="2.70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9cm" fo:text-indent="-0.635cm" fo:margin-left="3.33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4cm" fo:text-indent="-0.635cm" fo:margin-left="3.97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9cm" fo:text-indent="-0.635cm" fo:margin-left="4.60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4cm" fo:text-indent="-0.635cm" fo:margin-left="5.24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9cm" fo:text-indent="-0.635cm" fo:margin-left="5.87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4cm" fo:text-indent="-0.635cm" fo:margin-left="6.51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9cm" fo:text-indent="-0.635cm" fo:margin-left="7.149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ROJET 3</text:p>
      <text:p text:style-name="P11">CONCEVEZ UNE CARTE INTERACTIVE DE LOCATION VELOS - 100h</text:p>
      <text:p text:style-name="P11"/>
      <text:list xml:id="list8374122382562606802" text:style-name="Numbering_20_4">
        <text:list-item>
          <text:h text:style-name="I." text:outline-level="1">Apprenez à coder avec JavaScript</text:h>
        </text:list-item>
      </text:list>
      <text:h text:style-name="P1" text:outline-level="4">Partie 1 – Ecrivez vos premières lignes de code</text:h>
      <text:list xml:id="list9049759753538226610" text:style-name="L2">
        <text:list-item>
          <text:p text:style-name="P4">Introduction à la programmation</text:p>
        </text:list-item>
        <text:list-item>
          <text:p text:style-name="P4">Quel langage pour débuter ?</text:p>
        </text:list-item>
        <text:list-item>
          <text:p text:style-name="P4">Configurez votre environnement de travail</text:p>
        </text:list-item>
        <text:list-item>
          <text:p text:style-name="P4">1, 2, 3, codez !</text:p>
        </text:list-item>
        <text:list-item>
          <text:p text:style-name="P4">Jouez avec les variables</text:p>
        </text:list-item>
        <text:list-item>
          <text:p text:style-name="P4">Ajoutez des conditions</text:p>
        </text:list-item>
        <text:list-item>
          <text:p text:style-name="P4">Répétez des instructins</text:p>
        </text:list-item>
      </text:list>
      <text:list xml:id="list8316790735791533549" text:style-name="L15">
        <text:list-header>
          <text:h text:style-name="P3" text:outline-level="4">Partie 2 – Evoluez vers des programmes plus complexes</text:h>
        </text:list-header>
        <text:list-item>
          <text:p text:style-name="P5">Modularisez votre code grâce aux fonctions</text:p>
        </text:list-item>
        <text:list-item>
          <text:p text:style-name="P5">Manipulez les chaînes de caractères</text:p>
        </text:list-item>
        <text:list-item>
          <text:p text:style-name="P5">Créez vos premiers objets</text:p>
        </text:list-item>
        <text:list-item>
          <text:p text:style-name="P5">Trop classe, la POO !</text:p>
        </text:list-item>
        <text:list-item>
          <text:p text:style-name="P5">Stockez vos données dans des tableaux</text:p>
        </text:list-item>
        <text:list-item>
          <text:p text:style-name="P5">Conclusion et perspectives</text:p>
        </text:list-item>
      </text:list>
      <text:list xml:id="list39682824" text:continue-list="list8374122382562606802" text:style-name="Numbering_20_4">
        <text:list-item>
          <text:h text:style-name="I." text:outline-level="1">Créez des pages web interactives avec JavaScript</text:h>
        </text:list-item>
      </text:list>
      <text:list xml:id="list2395851747145078324" text:style-name="Numbering_20_1">
        <text:list-header>
          <text:h text:style-name="P2" text:outline-level="4">Partie 1 – Dominez le DOM</text:h>
        </text:list-header>
      </text:list>
      <text:list xml:id="list7462460427018094061" text:style-name="L16">
        <text:list-item>
          <text:p text:style-name="P6">Découvrez le DOM</text:p>
        </text:list-item>
        <text:list-item>
          <text:p text:style-name="P6">Parcourez le DOM</text:p>
        </text:list-item>
        <text:list-item>
          <text:p text:style-name="P6">Modifez la structure de la page</text:p>
        </text:list-item>
        <text:list-item>
          <text:p text:style-name="P6">Donnez du style à vos éléments</text:p>
        </text:list-item>
      </text:list>
      <text:list xml:id="list39712061" text:continue-list="list2395851747145078324" text:style-name="Numbering_20_1">
        <text:list-header>
          <text:h text:style-name="P2" text:outline-level="4">Partie 2 – Jouez avec vos utilisateurs</text:h>
        </text:list-header>
      </text:list>
      <text:list xml:id="list5251466594524635337" text:style-name="L17">
        <text:list-item>
          <text:p text:style-name="P7">Réagissez à des événements</text:p>
        </text:list-item>
        <text:list-item>
          <text:p text:style-name="P7">Manipulez les formulaires</text:p>
        </text:list-item>
        <text:list-item>
          <text:p text:style-name="P7"><text:soft-page-break/>Animez vos pages</text:p>
        </text:list-item>
      </text:list>
      <text:list xml:id="list39685974" text:continue-list="list39712061" text:style-name="Numbering_20_1">
        <text:list-header>
          <text:h text:style-name="P2" text:outline-level="4">Partie 3 – Interagissez avec des serveurs web</text:h>
        </text:list-header>
      </text:list>
      <text:list xml:id="list6683916372080727020" text:style-name="L19">
        <text:list-item>
          <text:p text:style-name="P8">La théorie : HTPP, AJAX et JSON</text:p>
        </text:list-item>
        <text:list-item>
          <text:p text:style-name="P8">Interrogez un serveur webmarketingUtilisez des API web </text:p>
        </text:list-item>
        <text:list-item>
          <text:p text:style-name="P8">Utilisez des API web </text:p>
        </text:list-item>
        <text:list-item>
          <text:p text:style-name="P8">Envoyez des données à un serveur web </text:p>
        </text:list-item>
        <text:list-item>
          <text:p text:style-name="P8">Conclusion et perspectives </text:p>
        </text:list-item>
      </text:list>
      <text:list xml:id="list39704218" text:continue-list="list39682824" text:style-name="Numbering_20_4">
        <text:list-item>
          <text:h text:style-name="I." text:outline-level="1">Introduction à jQuery</text:h>
        </text:list-item>
      </text:list>
      <text:list xml:id="list39700759" text:continue-list="list39685974" text:style-name="Numbering_20_1">
        <text:list-header>
          <text:h text:style-name="P2" text:outline-level="4">Partie 1 – Distinguez Javascript et jQuery</text:h>
        </text:list-header>
      </text:list>
      <text:list xml:id="list6776158797614287954" text:style-name="L20">
        <text:list-item>
          <text:p text:style-name="P9">JS, jQ : c'est quoi la différence ?</text:p>
        </text:list-item>
        <text:list-item>
          <text:p text:style-name="P9">Votre boîte d'outils de jQ</text:p>
        </text:list-item>
        <text:list-item>
          <text:p text:style-name="P9">Le vocabulaire JS de base</text:p>
        </text:list-item>
        <text:list-item>
          <text:p text:style-name="P9">Les variables et les fonctions</text:p>
        </text:list-item>
      </text:list>
      <text:list xml:id="list39697913" text:continue-list="list39700759" text:style-name="Numbering_20_1">
        <text:list-header>
          <text:h text:style-name="P2" text:outline-level="4">Partie 2 – Plongez dans l'univers de jQuery</text:h>
        </text:list-header>
      </text:list>
      <text:list xml:id="list3412933065476780947" text:style-name="L21">
        <text:list-item>
          <text:p text:style-name="P10">Ajoutez jQ à votre projet</text:p>
        </text:list-item>
        <text:list-item>
          <text:p text:style-name="P10">Sélectionnez des éléments </text:p>
        </text:list-item>
        <text:list-item>
          <text:p text:style-name="P10">Utilisez des méthodes jQ</text:p>
        </text:list-item>
        <text:list-item>
          <text:p text:style-name="P10">Intégrez des événements</text:p>
        </text:list-item>
        <text:list-item>
          <text:p text:style-name="P10">Combinez tout ce que vous avez appr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ileron" svg:font-family="Aileron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xte" style:family="paragraph" style:list-style-name="List_20_1">
      <style:paragraph-properties fo:margin-left="1.199cm" fo:margin-right="0.3cm" fo:margin-top="0.101cm" fo:margin-bottom="0.101cm" fo:text-indent="-0.4cm" style:auto-text-indent="false">
        <style:tab-stops/>
      </style:paragraph-properties>
      <style:text-properties style:font-name="Calibri Light" fo:font-size="13pt" fo:font-weight="250"/>
    </style:style>
    <style:style style:name="I." style:family="paragraph" style:next-style-name="_31_." style:default-outline-level="1" style:list-style-name="Numbering_20_4">
      <style:paragraph-properties fo:margin-left="1.799cm" fo:margin-right="0cm" fo:margin-top="0.7cm" fo:margin-bottom="0.199cm" fo:text-indent="-0.499cm" style:auto-text-indent="false" style:shadow="none" text:number-lines="true" text:line-number="1">
        <style:tab-stops/>
      </style:paragraph-properties>
      <style:text-properties fo:color="#004586" style:font-name="Calibri1" fo:font-size="22pt"/>
    </style:style>
    <style:style style:name="_31_." style:display-name="1." style:family="paragraph" style:next-style-name="texte" style:default-outline-level="4" style:list-style-name="Numbering_20_1" style:class="list" style:master-page-name="">
      <style:paragraph-properties fo:margin-left="0.9cm" fo:margin-right="0cm" fo:margin-top="0.6cm" fo:margin-bottom="0cm" fo:text-indent="-0.499cm" style:auto-text-indent="false" style:page-number="auto" text:number-lines="true" text:line-number="1">
        <style:tab-stops/>
      </style:paragraph-properties>
      <style:text-properties fo:color="#297486" style:font-name="Calibri" fo:font-weight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Zeichenformat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Zeichenformat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Zeichenformat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Zeichenformat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Zeichenformat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Zeichenformat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lie Dehais</meta:initial-creator>
    <meta:creation-date>2018-06-26T19:27:53.64</meta:creation-date>
    <dc:date>2018-06-26T19:50:15.79</dc:date>
    <dc:creator>Julie Dehais</dc:creator>
    <meta:editing-duration>PT1M31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2" meta:paragraph-count="46" meta:word-count="276" meta:character-count="1486"/>
  </office:meta>
</office:document-meta>
</file>